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2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план ремонта квартир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ЭЛЕКТРИКА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САНТЕХНИКА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ШТУКАТУРКА </text:p>
          </table:table-cell>
          <table:table-cell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 style:data-style-name="N2" text:time-value="21:20:52.4629997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8T15:09:01.309304850</meta:creation-date>
    <meta:generator>LibreOffice/6.4.6.2$Linux_X86_64 LibreOffice_project/40$Build-2</meta:generator>
    <dc:date>2021-02-05T21:21:26.275374561</dc:date>
    <meta:editing-duration>PT2M18S</meta:editing-duration>
    <meta:editing-cycles>4</meta:editing-cycles>
    <meta:document-statistic meta:table-count="1" meta:cell-count="7" meta:object-count="0"/>
  </office:meta>
</office:document-meta>
</file>